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3">
      <style:paragraph-properties fo:margin-top="0.199cm" fo:margin-bottom="0.101cm" loext:contextual-spacing="false"/>
    </style:style>
    <style:style style:name="P2" style:family="paragraph" style:parent-style-name="Heading_20_3">
      <style:paragraph-properties fo:margin-top="0.199cm" fo:margin-bottom="0cm" loext:contextual-spacing="false"/>
    </style:style>
    <style:style style:name="P3" style:family="paragraph" style:parent-style-name="Heading_20_3">
      <style:paragraph-properties fo:margin-top="1.101cm" fo:margin-bottom="0.101cm" loext:contextual-spacing="false"/>
    </style:style>
    <style:style style:name="P4" style:family="paragraph" style:parent-style-name="Heading_20_3">
      <style:paragraph-properties fo:margin-top="3.401cm" fo:margin-bottom="0.25cm" loext:contextual-spacing="false"/>
    </style:style>
    <style:style style:name="P5" style:family="paragraph" style:parent-style-name="Text_20_body">
      <style:text-properties officeooo:rsid="002cbcec" officeooo:paragraph-rsid="002cbcec"/>
    </style:style>
    <style:style style:name="P6" style:family="paragraph" style:parent-style-name="Text_20_body">
      <style:text-properties officeooo:rsid="002cbcec" officeooo:paragraph-rsid="002ea5d1"/>
    </style:style>
    <style:style style:name="P7" style:family="paragraph" style:parent-style-name="Text_20_body">
      <style:text-properties officeooo:rsid="002cbcec" officeooo:paragraph-rsid="002f40c5"/>
    </style:style>
    <style:style style:name="P8" style:family="paragraph" style:parent-style-name="Text_20_body">
      <style:text-properties officeooo:rsid="002ea5d1" officeooo:paragraph-rsid="002ea5d1"/>
    </style:style>
    <style:style style:name="P9" style:family="paragraph" style:parent-style-name="Text_20_body">
      <style:text-properties officeooo:rsid="002cbcec" officeooo:paragraph-rsid="002cbcec"/>
    </style:style>
    <style:style style:name="P10" style:family="paragraph" style:parent-style-name="Text_20_body">
      <style:text-properties officeooo:rsid="002cbcec" officeooo:paragraph-rsid="0038dee2"/>
    </style:style>
    <style:style style:name="P11" style:family="paragraph" style:parent-style-name="Heading_20_1" style:master-page-name="Right_20_Page">
      <style:paragraph-properties style:page-number="auto"/>
      <style:text-properties officeooo:rsid="002cbcec" officeooo:paragraph-rsid="002cbcec"/>
    </style:style>
    <style:style style:name="T1" style:family="text">
      <style:text-properties officeooo:rsid="002cbcec"/>
    </style:style>
    <style:style style:name="T2" style:family="text">
      <style:text-properties officeooo:rsid="002ea5d1"/>
    </style:style>
    <style:style style:name="T3" style:family="text">
      <style:text-properties officeooo:rsid="002f40c5"/>
    </style:style>
    <style:style style:name="T4" style:family="text">
      <style:text-properties officeooo:rsid="00330c20"/>
    </style:style>
    <style:style style:name="T5" style:family="text">
      <style:text-properties officeooo:rsid="00356ddb"/>
    </style:style>
    <style:style style:name="T6" style:family="text">
      <style:text-properties officeooo:rsid="00375f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Losing My Religion</text:h>
      <text:p text:style-name="Heading_20_2">(<text:span text:style-name="T1">R.E.M.</text:span>)</text:p>
      <text:p text:style-name="P8">Capo <text:span text:style-name="T5">3</text:span></text:p>
      <text:p text:style-name="P1">[INTRO]</text:p>
      <text:p text:style-name="P5">F Am F Am <text:s text:c="4"/>G</text:p>
      <text:p text:style-name="P1">[VERSE 1]</text:p>
      <text:p text:style-name="P5">Am <text:s text:c="12"/>Em</text:p>
      <text:p text:style-name="P5">Life is bigger <text:span text:style-name="T6">i</text:span>t's bigger than you</text:p>
      <text:p text:style-name="P5"><text:s text:c="12"/>Am</text:p>
      <text:p text:style-name="P5">And you are not me</text:p>
      <text:p text:style-name="P5"><text:s text:c="24"/>Em</text:p>
      <text:p text:style-name="P5">The lengths that I will go to</text:p>
      <text:p text:style-name="P5"><text:s text:c="21"/>Am</text:p>
      <text:p text:style-name="P5">The distance in your eyes</text:p>
      <text:p text:style-name="P5">Em <text:s text:c="18"/>Dm <text:s text:c="11"/>G</text:p>
      <text:p text:style-name="P5">Oh no, I've said too much I set it up</text:p>
      <text:p text:style-name="P2">[HOOK]</text:p>
      <text:p text:style-name="P5"><text:s text:c="17"/>Am <text:s text:c="22"/>Em</text:p>
      <text:p text:style-name="P5">That's me in the corner, That's me in the spotlight</text:p>
      <text:p text:style-name="P5"><text:s text:c="12"/>Am <text:s text:c="15"/>Em</text:p>
      <text:p text:style-name="P5">Losing my religion, Trying to keep up with you</text:p>
      <text:p text:style-name="P5"><text:s text:c="6"/>Am</text:p>
      <text:p text:style-name="P5">And I don't know if I can do it</text:p>
      <text:p text:style-name="P5">Em <text:s text:c="17"/>Dm <text:s text:c="19"/>G</text:p>
      <text:p text:style-name="P5">Oh no I've said too much I haven't said enough</text:p>
      <text:p text:style-name="P2">[CHORUS]</text:p>
      <text:p text:style-name="P5"><text:s text:c="27"/>F</text:p>
      <text:p text:style-name="P5">I thought that I heard you laughing</text:p>
      <text:p text:style-name="P5"><text:s text:c="17"/>G <text:s text:c="8"/>Am</text:p>
      <text:p text:style-name="P5">I thought that I heard you sing</text:p>
      <text:p text:style-name="P5"><text:s text:c="2"/>F <text:s text:c="20"/>G <text:s text:c="2"/>Am <text:s text:c="4"/>G</text:p>
      <text:p text:style-name="P5">I think I thought I saw you try</text:p>
      <text:p text:style-name="P3"><text:soft-page-break/>[VERSE 2]</text:p>
      <text:p text:style-name="P5"><text:s text:c="6"/>Am <text:s text:c="22"/>Em</text:p>
      <text:p text:style-name="P5">Every whisper, of every waking hour</text:p>
      <text:p text:style-name="P5"><text:s text:c="16"/>Am</text:p>
      <text:p text:style-name="P5">I'm choosing my confessions</text:p>
      <text:p text:style-name="P5"><text:s text:c="10"/>Em</text:p>
      <text:p text:style-name="P5">Trying to keep an eye on you</text:p>
      <text:p text:style-name="P5"><text:s text:c="7"/>Am</text:p>
      <text:p text:style-name="P5">Like a hurt lost and blinded fool</text:p>
      <text:p text:style-name="P6">Em <text:s text:c="19"/>Dm <text:s text:c="11"/>G</text:p>
      <text:p text:style-name="P6">Oh no, I've said too much, I set it up</text:p>
      <text:p text:style-name="Heading_20_3">[VERSE 3]</text:p>
      <text:p text:style-name="P6"><text:s text:c="9"/>Am <text:s text:c="21"/>Em</text:p>
      <text:p text:style-name="P6">Consider this, <text:span text:style-name="T2">consider this t</text:span>he hint of the century</text:p>
      <text:p text:style-name="P6"><text:s text:c="9"/>Am <text:s text:c="16"/>Em</text:p>
      <text:p text:style-name="P6">Consider this <text:span text:style-name="T2">t</text:span>he slip that brought me <text:span text:style-name="T2">t</text:span>o my knees</text:p>
      <text:p text:style-name="P5"><text:s text:c="8"/>Am</text:p>
      <text:p text:style-name="P5"><text:span text:style-name="T2">Failed, </text:span>What if all these fantasies</text:p>
      <text:p text:style-name="P6"><text:s text:c="5"/>Em <text:s text:c="22"/>Dm <text:s text:c="6"/>G</text:p>
      <text:p text:style-name="P6">Come flailing around Now I've said too much</text:p>
      <text:p text:style-name="Heading_20_3">[CHORUS]</text:p>
      <text:p text:style-name="P5"><text:s text:c="27"/>F</text:p>
      <text:p text:style-name="P5">I thought that I heard you laughing</text:p>
      <text:p text:style-name="P5"><text:s text:c="17"/>G <text:s text:c="8"/>Am</text:p>
      <text:p text:style-name="P5">I thought that I heard you sing</text:p>
      <text:p text:style-name="P5"><text:s text:c="2"/>F <text:s text:c="20"/>G <text:s text:c="2"/>Am <text:s text:c="3"/><text:span text:style-name="T2">G</text:span></text:p>
      <text:p text:style-name="P5">I think I thought I saw you try</text:p>
      <text:p text:style-name="Heading_20_3">[BRIDGE]</text:p>
      <text:p text:style-name="P5"><text:span text:style-name="T4">Am</text:span> G F G</text:p>
      <text:p text:style-name="P10"><text:span text:style-name="T4">Am</text:span> G F G</text:p>
      <text:p text:style-name="P4"><text:soft-page-break/>[HOOK]</text:p>
      <text:p text:style-name="P6"><text:s text:c="17"/>Am <text:s text:c="22"/>Em</text:p>
      <text:p text:style-name="P6">That's me in the corner, That's me in the spotlight</text:p>
      <text:p text:style-name="P6"><text:s text:c="12"/>Am <text:s text:c="15"/>Em</text:p>
      <text:p text:style-name="P6">Losing my religion, Trying to keep up with you</text:p>
      <text:p text:style-name="P5"><text:s text:c="6"/>Am</text:p>
      <text:p text:style-name="P5">And I don't know if I can do it</text:p>
      <text:p text:style-name="P6">Em <text:s text:c="17"/>Dm <text:s text:c="18"/>G</text:p>
      <text:p text:style-name="P6">Oh no I've said too much I haven't said enough</text:p>
      <text:p text:style-name="Heading_20_3">[CHORUS]</text:p>
      <text:p text:style-name="P5"><text:s text:c="27"/>F</text:p>
      <text:p text:style-name="P5">I thought that I heard you laughing</text:p>
      <text:p text:style-name="P5"><text:s text:c="17"/>G <text:s text:c="8"/>Am</text:p>
      <text:p text:style-name="P5">I thought that I heard you sing</text:p>
      <text:p text:style-name="P5"><text:s text:c="2"/>F <text:s text:c="20"/>G <text:s text:c="2"/>Am</text:p>
      <text:p text:style-name="P5">I think I thought I saw you try</text:p>
      <text:p text:style-name="P5"><text:s text:c="4"/>F <text:s text:c="14"/>G <text:s text:c="5"/>Am</text:p>
      <text:p text:style-name="P5">But that was just a dream, try, cry, why, try</text:p>
      <text:p text:style-name="P5">F <text:s text:c="14"/>G <text:s text:c="12"/>Am <text:s text:c="6"/></text:p>
      <text:p text:style-name="P7">That was just a dream, just a dream</text:p>
      <text:p text:style-name="P7"><text:s text:c="7"/>G</text:p>
      <text:p text:style-name="P7"><text:span text:style-name="T3">J</text:span>ust a dream, <text:span text:style-name="T3">d</text:span>ream</text:p>
      <text:p text:style-name="Heading_20_3">[<text:span text:style-name="T1">OUTRO</text:span>]</text:p>
      <text:p text:style-name="P5">Am <text:span text:style-name="T3">Em </text:span>Am <text:span text:style-name="T3">Em <text:s text:c="3"/></text:span>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29M11S</meta:editing-duration>
    <meta:editing-cycles>41</meta:editing-cycles>
    <meta:generator>LibreOffice/5.2.7.2$Linux_X86_64 LibreOffice_project/20m0$Build-2</meta:generator>
    <dc:title>Lyrics + Chords</dc:title>
    <dc:date>2018-02-24T16:54:06.415409274</dc:date>
    <meta:print-date>2017-04-03T12:23:29.985893000</meta:print-date>
    <meta:document-statistic meta:table-count="0" meta:image-count="0" meta:object-count="0" meta:page-count="3" meta:paragraph-count="86" meta:word-count="370" meta:character-count="2329" meta:non-whitespace-character-count="1240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